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7" style:family="paragraph" style:parent-style-name="Standard">
      <style:text-properties style:font-name="Source Code Pro" fo:font-weight="normal" style:font-weight-asian="normal" style:font-weight-complex="normal"/>
    </style:style>
    <style:style style:name="P18" style:family="paragraph" style:parent-style-name="Standard">
      <style:text-properties style:font-name="Source Code Pro" fo:font-weight="normal" officeooo:rsid="00037cc5" officeooo:paragraph-rsid="00037cc5" style:font-weight-asian="normal" style:font-weight-complex="normal"/>
    </style:style>
    <style:style style:name="P19" style:family="paragraph" style:parent-style-name="Standard">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5"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0"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3"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35"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36" style:family="paragraph" style:parent-style-name="Standard">
      <style:text-properties style:font-name="Source Code Pro" officeooo:rsid="0007f4ff" officeooo:paragraph-rsid="0007f4ff"/>
    </style:style>
    <style:style style:name="P37" style:family="paragraph" style:parent-style-name="Standard">
      <style:text-properties officeooo:paragraph-rsid="00066557"/>
    </style:style>
    <style:style style:name="P38" style:family="paragraph" style:parent-style-name="Standard">
      <style:paragraph-properties fo:text-align="start" style:justify-single-word="false"/>
      <style:text-properties officeooo:paragraph-rsid="001184a5"/>
    </style:style>
    <style:style style:name="P39" style:family="paragraph" style:parent-style-name="Standard">
      <style:text-properties style:font-name="Source Code Pro" fo:font-weight="normal" officeooo:rsid="0001e5be" officeooo:paragraph-rsid="0001e5be" style:font-weight-asian="normal" style:font-weight-complex="normal"/>
    </style:style>
    <style:style style:name="P40"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41" style:family="paragraph" style:parent-style-name="Standard">
      <style:paragraph-properties fo:text-align="start" style:justify-single-word="false"/>
      <style:text-properties style:font-name="Source Code Pro" fo:font-weight="normal" officeooo:rsid="001e1dd3" officeooo:paragraph-rsid="001e1dd3" style:font-weight-asian="normal" style:font-weight-complex="normal"/>
    </style:style>
    <style:style style:name="P42" style:family="paragraph" style:parent-style-name="Standard">
      <style:paragraph-properties fo:text-align="start" style:justify-single-word="false"/>
      <style:text-properties style:font-name="Source Code Pro" fo:font-weight="normal" officeooo:rsid="001e7e52" officeooo:paragraph-rsid="001e7e52" style:font-weight-asian="normal" style:font-weight-complex="normal"/>
    </style:style>
    <style:style style:name="P43" style:family="paragraph" style:parent-style-name="Standard">
      <style:paragraph-properties fo:text-align="start" style:justify-single-word="false"/>
      <style:text-properties style:font-name="Source Code Pro" fo:font-weight="normal" officeooo:rsid="001e964f" officeooo:paragraph-rsid="001e964f" style:font-weight-asian="normal" style:font-weight-complex="normal"/>
    </style:style>
    <style:style style:name="P44" style:family="paragraph" style:parent-style-name="Standard">
      <style:text-properties style:font-name="Source Code Pro" fo:font-weight="bold" style:font-weight-asian="bold" style:font-weight-complex="bold"/>
    </style:style>
    <style:style style:name="P45"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4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47" style:family="paragraph" style:parent-style-name="Standard">
      <style:paragraph-properties fo:text-align="center" style:justify-single-word="false"/>
      <style:text-properties style:font-name="Source Code Pro" fo:font-weight="bold" officeooo:rsid="001b9227" officeooo:paragraph-rsid="001b9227" style:font-weight-asian="bold" style:font-weight-complex="bold"/>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bc477"/>
    </style:style>
    <style:style style:name="T19" style:family="text">
      <style:text-properties officeooo:rsid="001ce130"/>
    </style:style>
    <style:style style:name="T20" style:family="text">
      <style:text-properties officeooo:rsid="001d6b00"/>
    </style:style>
    <style:style style:name="T21" style:family="text">
      <style:text-properties officeooo:rsid="001e1dd3"/>
    </style:style>
    <style:style style:name="T22" style:family="text">
      <style:text-properties officeooo:rsid="001e7e52"/>
    </style:style>
    <style:style style:name="T23" style:family="text">
      <style:text-properties officeooo:rsid="001e96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39">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4">function solution(N) {</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7">*************************<text:span text:style-name="T10">ROTATE ARRAY********************************</text:span></text:p>
      <text:p text:style-name="P17"/>
      <text:p text:style-name="P1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8">Honestly a really silly mistake but in a test without being able to look things up I would have done poorly.</text:p>
      <text:p text:style-name="P19">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7"><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6">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6"/>
      <text:p text:style-name="P36"/>
      <text:p text:style-name="P36"/>
      <text:p text:style-name="P36"><text:soft-page-break/>***************************<text:span text:style-name="T13">Find Odd Numbers in an Array**************</text:span></text:p>
      <text:p text:style-name="P36"><text:tab/></text:p>
      <text:p text:style-name="P2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1">This one was really easy! Basically you have an array of numbers. Each number has an even number of that number except for one. Find the number that does not have a pair (the odd number) and return it.</text:p>
      <text:p text:style-name="P2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1"/>
      <text:p text:style-name="P2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1">I had a TINY bit of trouble because the object key was a string, and I had to convert to a number first.</text:p>
      <text:p text:style-name="P21">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2">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2">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2">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2">Order One, O(1) because the size of the problem does not grow with the inputs, it performs the same calculations each time. No for loop</text:p>
      <text:p text:style-name="P9"/>
      <text:p text:style-name="P22">This is similar to a kangaroo problem on HackerRank, but that one had two kangaroos moving at the same time and you needed to see if it was possible if they both landed on the same square eve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17">FIND THE MISSING NUMBER IN AN ARRAY************</text:span></text:p>
      <text:p text:style-name="P26">CONSECUTIVE NUMBERS</text:p>
      <text:p text:style-name="P23"><text:a xlink:type="simple" xlink:href="https://app.codility.com/c/run/trainingNKMJ5C-CEX/" text:style-name="Internet_20_link" text:visited-style-name="Visited_20_Internet_20_Link">https://app.codility.com/c/run/trainingNKMJ5C-CEX/</text:a> </text:p>
      <text:p text:style-name="P24">The challenge here was not using a brute force 0(N^2).</text:p>
      <text:p text:style-name="P24">I ended up having to look up the formula to find a missing number.</text:p>
      <text:p text:style-name="P25">The array is an array of unsorted numbers where each number has a number one larger than it except the last number and the missing number. Unknown length, unknown start point. (could be 44);</text:p>
      <text:p text:style-name="P38"><text:span text:style-name="T9">(N*(N+1) / 2) – total. //</text:span><text:span text:style-name="T7"> </text:span><text:span text:style-name="T8">where N is the amount of numbers you have, and the total is the sum of all of them.</text:span></text:p>
      <text:p text:style-name="P25">It was actually really short once this was figured out.</text:p>
      <text:p text:style-name="P25">You add up the total amount of numbers in your array. I first used arr.reduce((a,b)=&gt; a +b) and hit 90%, except for an edge test case where the array was empty.</text:p>
      <text:p text:style-name="P25"><text:span text:style-name="T4">arr.reduce((a,b) =&gt; a + b)</text:span> // returns an error if used on an empty array, an array of one still works.</text:p>
      <text:p text:style-name="P25"><text:span text:style-name="T4">arr.reduce((a,b)=&gt; a + b, 0)</text:span> // will work on an empty array</text:p>
      <text:p text:style-name="P25">You could avoid this and just use a for loop to += each element to a total.</text:p>
      <text:p text:style-name="P25"/>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27">For this problem you are given an array of integers and asked to split it into two arrays so that the absolute difference between the two array’s total sums is the smallest possible.</text:p>
      <text:p text:style-name="P13"/>
      <text:p text:style-name="P13"><text:s/>function solution(A) {</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7">I messed it up by not putting a -1 on my A.length.</text:p>
      <text:p text:style-name="P27">This one has many variations, largest sum, if it has two that are equal. Apparently also known as a partition proble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FrogRiverOne**************************</text:p>
      <text:p text:style-name="P30"><text:a xlink:type="simple" xlink:href="https://app.codility.com/c/run/trainingUVKY6U-X4E/" text:style-name="Internet_20_link" text:visited-style-name="Visited_20_Internet_20_Link">https://app.codility.com/c/run/trainingUVKY6U-X4E/</text:a> </text:p>
      <text:p text:style-name="P28">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8">The array is not ordered.</text:p>
      <text:p text:style-name="P28">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8">My idea worked, except I forgot that you needed to use the add() and size() methods instead of push() and size();</text:p>
      <text:p text:style-name="P29">Also I don’t know why but I added in a calculation of the total sum of all number between 1 and the target. <text:span text:style-name="T4">N * (1 +N) / 2 </text:span>totally not needed but useful to remember for other problems I suspect.</text:p>
      <text:p text:style-name="P29"/>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1">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1"/>
      <text:p text:style-name="P32">Questions: What if you the number started at 4 instead of 1?</text:p>
      <text:p text:style-name="P32"/>
      <text:p text:style-name="P32"/>
      <text:p text:style-name="P32"/>
      <text:p text:style-name="P32"/>
      <text:p text:style-name="P32"><text:soft-page-break/>*************************<text:span text:style-name="T18">Find the lowest positive number*************</text:span></text:p>
      <text:p text:style-name="P33"><text:a xlink:type="simple" xlink:href="https://app.codility.com/demo/results/trainingM7M5QR-8FW/" text:style-name="Internet_20_link" text:visited-style-name="Visited_20_Internet_20_Link">https://app.codility.com/demo/results/trainingM7M5QR-8FW/</text:a> </text:p>
      <text:p text:style-name="P34">This one is pretty easy but too me a bit to get working properly.</text:p>
      <text:p text:style-name="P34">Given an array of unsorted numbers, between -1,000,000 and 1,000,000 you had to find the smallest positive integer not present.</text:p>
      <text:p text:style-name="P34">I first sorted the array and chained a filter() to it to get a new array of only the positive numbers and sorted in ascending order.</text:p>
      <text:p text:style-name="P34">Next I place two if conditions, one checking the length of my array. If the length was 0, it should return 1;</text:p>
      <text:p text:style-name="P34">If the first item in the array was not 1, return 1;</text:p>
      <text:p text:style-name="P34">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4">I could have also used a new Set() to eliminate duplicates. </text:p>
      <text:p text:style-name="P34"/>
      <text:p text:style-name="P16">function solution(A) {</text:p>
      <text:p text:style-name="P16"><text:s text:c="4"/>// write your code in JavaScript (Node.js 8.9.4)</text:p>
      <text:p text:style-name="P16"><text:s text:c="4"/></text:p>
      <text:p text:style-name="P16"><text:s text:c="7"/>let myArr = A.sort((a,b) =&gt; a - b).filter(item =&gt; item &gt; 0);</text:p>
      <text:p text:style-name="P16"><text:s text:c="7"/>let current = myArr[0];</text:p>
      <text:p text:style-name="P16"><text:s text:c="7"/>let final;</text:p>
      <text:p text:style-name="P16"><text:s text:c="7"/>if(myArr.length == 0) return 1;</text:p>
      <text:p text:style-name="P16"><text:s text:c="7"/>if(current !== 1) return 1;</text:p>
      <text:p text:style-name="P16"><text:s text:c="7"/>for(let i = 0; i &lt; myArr.length; i++) {</text:p>
      <text:p text:style-name="P16"><text:s text:c="11"/>if(myArr[i] +1 !== myArr[i +1] &amp;&amp; myArr[i] !== myArr[i+1]) {</text:p>
      <text:p text:style-name="P16"><text:s text:c="15"/>return final = myArr[i] +1;</text:p>
      <text:p text:style-name="P16"><text:s text:c="11"/>}</text:p>
      <text:p text:style-name="P16"><text:s text:c="7"/>}</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text:span text:style-name="T19">Find if an array is a permutation************</text:span></text:p>
      <text:p text:style-name="P33"><text:a xlink:type="simple" xlink:href="https://app.codility.com/demo/results/trainingWJ4A9W-77X/" text:style-name="Internet_20_link" text:visited-style-name="Visited_20_Internet_20_Link">https://app.codility.com/demo/results/trainingWJ4A9W-77X/</text:a> </text:p>
      <text:p text:style-name="P35">A permutation is a sequence that contains each element from 1 to N, once and only once. Given an array, check if it is a permutation.</text:p>
      <text:p text:style-name="P35">This one I got 75% right on the first attempt.</text:p>
      <text:p text:style-name="P35">I added the total of the array using reduce(), and the expected total if it was permutation using the N*(N+1)/2 formula using arr.length for N. If they were equal nothing was missing and I returned 1, if not 0.</text:p>
      <text:p text:style-name="P35">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0">0</text:span> was returned.</text:p>
      <text:p text:style-name="P35">Felt really good about this problem, solved fast.</text:p>
      <text:p text:style-name="P35"/>
      <text:p text:style-name="P16">function solution(A) {</text:p>
      <text:p text:style-name="P16"><text:s text:c="4"/>// write your code in JavaScript (Node.js 8.9.4)</text:p>
      <text:p text:style-name="P16"><text:s text:c="4"/>let final = 1</text:p>
      <text:p text:style-name="P16"><text:s text:c="4"/>let expected = A.length * (A.length +1) / 2;</text:p>
      <text:p text:style-name="P16"><text:s text:c="4"/>let real = A.reduce((a,b) =&gt; a+b, 0);</text:p>
      <text:p text:style-name="P16"><text:s text:c="4"/>if(expected !== real) return final = 0;</text:p>
      <text:p text:style-name="P16"><text:s text:c="4"/>let mySet = new Set([...A]);</text:p>
      <text:p text:style-name="P16"><text:s text:c="4"/>if(mySet.size !== A.length) return final = 0;</text:p>
      <text:p text:style-name="P16"><text:s text:c="4"/>return final</text:p>
      <text:p text:style-name="P1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1">Find the amount in a range divisible by K******</text:span></text:p>
      <text:p text:style-name="P47"><text:a xlink:type="simple" xlink:href="https://app.codility.com/demo/results/trainingRKFAMP-P62/" text:style-name="Internet_20_link" text:visited-style-name="Visited_20_Internet_20_Link">https://app.codility.com/demo/results/trainingRKFAMP-P62/</text:a> </text:p>
      <text:p text:style-name="P41">You are give three integers, two are the ranger, A and B and one is the number you are testing, K. You want to find out how many numbers between A and B are evenly divisible by K.</text:p>
      <text:p text:style-name="P41">This problem could be brute forced with a loop that would increment A for 1 each time and test it by using A % K to if the remainder was zero and add one to the counter if so. However, that can get extremely slow if the gap is huge and Codility would time out, even though it was 0(N). It turns out there is a 0(1) method,but I had to look it up.</text:p>
      <text:p text:style-name="P16">function solution(A, B, K) {</text:p>
      <text:p text:style-name="P16"><text:s text:c="8"/>let myNum = A % K == 0 ? 1 : 0;</text:p>
      <text:p text:style-name="P16"><text:s text:c="8"/>let final = Math.floor(B/K) - Math.floor(A/K) + myNum</text:p>
      <text:p text:style-name="P16"><text:s text:c="8"/>return final;</text:p>
      <text:p text:style-name="P16">}</text:p>
      <text:p text:style-name="P41">I originally read the solution in Java, and it did not have the Math.floor. Division was forcing <text:span text:style-name="T22">the integer into a floating point in Javascript, and it the result was not supposed to be a floating point.</text:span></text:p>
      <text:p text:style-name="P42">The idea behind this is that you find the number of integers between 0 and A that are divisible by K, and the same for B. You do this by dividing A/K and B/K. This is a trick I did not know. You do need to use a Math.floor on this in Javascript to get a whole integer, which will be the number of integers evenly divisible by K from 0 to A. Do this for both, and minus A from the larger B. The A % K is checking to see if A is divisible by K, and if so to <text:span text:style-name="T23">make sure it is counted.</text:span></text:p>
      <text:p text:style-name="P43">This honestly is more of a math problem than a coding one.</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5T06:40:51.377000000</dc:date>
    <meta:editing-duration>PT20H58M39S</meta:editing-duration>
    <meta:editing-cycles>9</meta:editing-cycles>
    <meta:document-statistic meta:table-count="0" meta:image-count="0" meta:object-count="0" meta:page-count="10" meta:paragraph-count="198" meta:word-count="2611" meta:character-count="15218" meta:non-whitespace-character-count="12190"/>
  </office:meta>
</office:document-meta>
</file>